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12.0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tterworth_3o_40kH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F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nF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5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DO-35_SOD27_P2.54mm_Vertical_AnodeU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string" calcext:value-type="string">
            <text:p>J1,J2,J4,J5,J6,J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Molex:Molex_KK-254_AE-6410-02A_1x02_P2.54mm_Vertica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Molex:Molex_KK-254_AE-6410-03A_1x03_P2.54mm_Vertical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2.54mm_Vertical</text:p>
          </table:table-cell>
        </table:table-row>
        <table:table-row table:style-name="ro1">
          <table:table-cell office:value-type="string" calcext:value-type="string">
            <text:p>R2,R3,R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DIP:DIP-8_W7.62m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17L_TO92</text:p>
          </table:table-cell>
          <table:table-cell office:value-type="string" calcext:value-type="string">
            <text:p>Package_TO_SOT_THT:TO-92_Inline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C7660</text:p>
          </table:table-cell>
          <table:table-cell office:value-type="string" calcext:value-type="string">
            <text:p>Package_DIP:DIP-8_W7.6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ed-by>Andrew Martin</meta:printed-by>
    <meta:print-date>2026-02-06T14:00:25.267537603</meta:print-date>
    <dc:date>2026-02-06T14:00:43.463518941</dc:date>
    <dc:creator>Andrew Martin</dc:creator>
    <meta:editing-duration>PT2M35S</meta:editing-duration>
    <meta:editing-cycles>1</meta:editing-cycles>
    <meta:document-statistic meta:table-count="1" meta:cell-count="84" meta:object-count="0"/>
    <meta:generator>LibreOffice/7.5.9.2$Linux_X86_64 LibreOffice_project/50$Build-2</meta:generator>
  </office:meta>
</office:document-meta>
</file>